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2" svg:font-family="Lucidasans"/>
    <style:font-face style:name="StarSymbol1"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P10" style:family="paragraph" style:parent-style-name="Standard">
      <style:text-properties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T1"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CLIENTE</text:p>
      <text:p text:style-name="Standard"/>
      <text:p text:style-name="Standard"/>
      <text:p text:style-name="P4">DISEÑO DE INTERPOLACIÓN DE MOVIMIENTO</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P9">02/04/2007</text:p>
          </table:table-cell>
        </table:table-row>
      </table:table>
      <text:p text:style-name="Standard"/>
      <text:p text:style-name="Standard"/>
      <text:p text:style-name="Standard"/>
      <text:p text:style-name="P4">Definición</text:p>
      <text:p text:style-name="Standard"/>
      <text:p text:style-name="Standard"/>
      <text:p text:style-name="P10">Introducción</text:p>
      <text:p text:style-name="Standard"/>
      <text:p text:style-name="Standard">Durante muchos años la industria de producción de animaciones se ha regido por el proceso de animación cuadro-a-cuadro, el cual se trata de dibujar todos los cuadros que componen la animación, recientemente se han incorporado al proceso algunas técnicas avanzadas de interpolación de movimiento que simplifican el proceso.</text:p>
      <text:p text:style-name="Standard"/>
      <text:p text:style-name="Standard">La interpolación de movimiento es una técnica que generar los cuadros intermedios entre los cuadros clave, dando la sensación de suavidad en el movimiento.</text:p>
      <text:p text:style-name="Standard"/>
      <text:p text:style-name="Standard"/>
      <text:p text:style-name="P10">Objetivos</text:p>
      <text:p text:style-name="Standard"/>
      <text:p text:style-name="Standard">Los objetivos de este modulo son:</text:p>
      <text:p text:style-name="Standard"/>
      <text:list text:style-name="L1">
        <text:list-item>
          <text:p text:style-name="P11">Permitir al animador realizar un trabajo monótono como generar el movimiento de una figura de un lado a otro de forma sencilla y rápida.</text:p>
        </text:list-item>
        <text:list-item>
          <text:p text:style-name="P11">Permitir al animador crear efectos a objetos gráficos de la animación</text:p>
        </text:list-item>
      </text:list>
      <text:p text:style-name="Standard"/>
      <text:p text:style-name="Standard"/>
      <text:p text:style-name="Standard"/>
      <text:p text:style-name="P10"><text:s/>Tipos</text:p>
      <text:p text:style-name="Standard"/>
      <text:p text:style-name="Standard">La interpolación implementada en KToon deberá soportar los siguientes tipos de transformación:</text:p>
      <text:p text:style-name="Standard"/>
      <text:list text:style-name="L2">
        <text:list-item>
          <text:p text:style-name="P12">Transformación de posición linear: Cambia las coordenadas X, Y o Z linealmente.</text:p>
        </text:list-item>
        <text:list-item>
          <text:p text:style-name="P12">Transformación de posición personalizada: Cambia las coordenadas X, Y o Z siguiendo una guía definida por el usuario.</text:p>
        </text:list-item>
        <text:list-item>
          <text:p text:style-name="P12">Transformación de matriz: Escalar, rotar, perspectiva.</text:p>
        </text:list-item>
        <text:list-item>
          <text:p text:style-name="P12">Transformación de propiedades: Color, forma.</text:p>
        </text:list-item>
      </text:list>
      <text:p text:style-name="Standard"/>
      <text:p text:style-name="Standard"/>
      <text:p text:style-name="P10">Descripción de la tecnica</text:p>
      <text:p text:style-name="Standard"/>
      <text:p text:style-name="Standard">Tradicionalmente esta técnica es implementada seleccionando el frame inicial y final donde correrá la animación, sinembargo para implementar la interpolación de esta manera es necesario incluir el objeto al cual se le desea aplicar la interpolación en la biblioteca de objetos, para este proyecto se intentara cambiar este mecanismo y aplicarlo directamente a un objeto seleccionado.</text:p>
      <text:p text:style-name="Standard"/>
      <text:p text:style-name="Standard"/>
      <text:p text:style-name="Standard">El objeto encargado de realizar la interpolación (generación de marcos intermedios) se le llamara “<text:span text:style-name="T1">tweener</text:span>”, este objeto sera capaz de transformar un objeto gráfico dependiendo de los parámetros para determinado marco.</text:p>
      <text:p text:style-name="Standard"/>
      <text:p text:style-name="Standard">El <text:span text:style-name="T1">tweener</text:span> recibirá el numero total de pasos (o cuadros intermedios) que deberá generar, en cada paso se podrán combinar tipos de transformaciones, por ejemplo, podremos hacer una interpolación desplazando un objeto hacia la derecha y escalandolo, es posible también definir pocos pasos y el objeto sera capaz de inferir cuales son los pasos faltantes haciendo una interpolación lineal simple dependiendo del numero de pasos total. Esto quiere decir que se puede crear una interpolación de 10 pasos, se define en el primer paso la posición inicial (0,0), y en el paso 10 la posición final (100,100), en este caso el objeto genera los cuadros necesarios para mover el objeto de la posición inicial a la posición final en 10 cuadros.</text:p>
      <text:p text:style-name="Standard"/>
      <text:p text:style-name="Standard">Los cuadros intermedios anteriormente mencionados no serán objetos físicos dentro de la estructura del proyecto, sino que serán generados dinamicamente cuando se dibuje la escena.</text:p>
      <text:p text:style-name="Standard"/>
      <text:p text:style-name="Standard"/>
      <text:p text:style-name="P10">Aplicación</text:p>
      <text:p text:style-name="Standard"/>
      <text:p text:style-name="Standard">Anteriormente se describió la forma en que funciona la generación de la interpolación, en esta sección se describe como aplicar esos conceptos</text:p>
      <text:p text:style-name="Standard"/>
      <text:p text:style-name="Standard">La principal aplicación de la interpolación se realizara por medio de un Plugin generador de interpolaciones, en este Plugin se podrá definir una guía o ruta que deberá seguir uno o más objetos seleccionados, también se podrá configurar otro tipo de interpolaciones diferentes al desplazamiento.</text:p>
      <text:p text:style-name="Standard"/>
      <text:p text:style-name="Standard">Otra aplicación sera el grabador de macros quien grabara los cambios que recibe un objeto en determinado lapso de tiempo definido por el usuario (iniciar-parar) y los aplicara como una interpolación.</text:p>
      <text:p text:style-name="P13"/>
      <text:p text:style-name="P13"/>
      <text:p text:style-name="P13"/>
      <text:p text:style-name="P14"/>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9">David Cuadrado</text:p>
          </table:table-cell>
          <table:table-cell table:style-name="Table1.B2" office:value-type="string">
            <text:p text:style-name="P9">02/04/2007</text:p>
          </table:table-cell>
          <table:table-cell table:style-name="Table1.B2" office:value-type="string">
            <text:p text:style-name="P9"/>
          </table:table-cell>
          <table:table-cell table:style-name="Table1.D2" office:value-type="string">
            <text:p text:style-name="P9"/>
          </table:table-cell>
        </table:table-row>
      </table:table>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2" svg:font-family="Lucidasans"/>
    <style:font-face style:name="StarSymbol1"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4-02T12:34:44</meta:creation-date>
    <dc:creator>David Cuadrado</dc:creator>
    <dc:date>2007-04-03T19:04:05</dc:date>
    <dc:language>es-CO</dc:language>
    <meta:editing-cycles>70</meta:editing-cycles>
    <meta:editing-duration>PT3H30M18S</meta:editing-duration>
    <meta:template xlink:type="simple" xlink:actuate="onRequest" xlink:role="template" xlink:href="../../../../../../../../.ooo-2.0/user/template/ktoon_doc.ott" xlink:title="ktoon_doc" meta:date="2007-04-02T12:34:43"/>
    <meta:user-defined meta:name="Info 1"/>
    <meta:user-defined meta:name="Info 2"/>
    <meta:user-defined meta:name="Info 3"/>
    <meta:user-defined meta:name="Info 4"/>
    <meta:document-statistic meta:table-count="2" meta:image-count="0" meta:object-count="0" meta:page-count="3" meta:paragraph-count="39" meta:word-count="546" meta:character-count="3557"/>
  </office:meta>
</office:document-meta>
</file>